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glese" svg:font-family="ingles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inglese" fo:language="en" fo:country="US" officeooo:rsid="0007c21b" officeooo:paragraph-rsid="0007c21b" style:font-size-asian="10.5pt"/>
    </style:style>
    <style:style style:name="P2" style:family="paragraph" style:parent-style-name="Text_20_body" style:list-style-name="L1">
      <style:text-properties style:font-name="inglese" fo:language="en" fo:country="US" officeooo:rsid="0007c21b" officeooo:paragraph-rsid="0007c21b" style:font-size-asian="10.5pt"/>
    </style:style>
    <style:style style:name="P3" style:family="paragraph" style:parent-style-name="Text_20_body" style:list-style-name="L2">
      <style:text-properties style:font-name="inglese" fo:language="en" fo:country="US" officeooo:rsid="0007c21b" officeooo:paragraph-rsid="0007c21b" style:font-size-asian="10.5pt"/>
    </style:style>
    <style:style style:name="P4" style:family="paragraph" style:parent-style-name="Text_20_body">
      <style:text-properties style:font-name="inglese" fo:language="en" fo:country="US" officeooo:rsid="0008b97d" officeooo:paragraph-rsid="0008b97d" style:font-size-asian="10.5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language="en" fo:country="US" officeooo:rsid="0008b97d"/>
    </style:style>
    <style:style style:name="P7" style:family="paragraph" style:parent-style-name="Text_20_body">
      <style:text-properties fo:language="en" fo:country="US" officeooo:rsid="0008b97d" officeooo:paragraph-rsid="0008b97d"/>
    </style:style>
    <style:style style:name="P8" style:family="paragraph" style:parent-style-name="Text_20_body">
      <style:text-properties fo:language="en" fo:country="US" officeooo:rsid="0008cb5a" officeooo:paragraph-rsid="0008cb5a"/>
    </style:style>
    <style:style style:name="P9" style:family="paragraph" style:parent-style-name="Text_20_body">
      <style:text-properties fo:language="en" fo:country="US" fo:font-style="italic" style:font-style-asian="italic" style:font-style-complex="italic"/>
    </style:style>
    <style:style style:name="P10" style:family="paragraph" style:parent-style-name="Text_20_body" style:list-style-name="L3">
      <style:text-properties fo:language="en" fo:country="US" officeooo:rsid="00092b94" officeooo:paragraph-rsid="00092b94"/>
    </style:style>
    <style:style style:name="P11" style:family="paragraph" style:parent-style-name="Text_20_body">
      <style:text-properties fo:language="en" fo:country="US" officeooo:rsid="00092b94" officeooo:paragraph-rsid="00092b94"/>
    </style:style>
    <style:style style:name="P12" style:family="paragraph" style:parent-style-name="Text_20_body" style:list-style-name="L4">
      <style:text-properties fo:language="en" fo:country="US" officeooo:rsid="000b1a31" officeooo:paragraph-rsid="000b1a31"/>
    </style:style>
    <style:style style:name="P13" style:family="paragraph" style:parent-style-name="Text_20_body">
      <style:text-properties fo:language="en" fo:country="US" officeooo:rsid="000b1a31" officeooo:paragraph-rsid="000b1a31"/>
    </style:style>
    <style:style style:name="P14" style:family="paragraph" style:parent-style-name="Text_20_body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P15" style:family="paragraph" style:parent-style-name="Text_20_body">
      <style:text-properties officeooo:rsid="000cde55" officeooo:paragraph-rsid="000cde55"/>
    </style:style>
    <style:style style:name="P16" style:family="paragraph" style:parent-style-name="Heading_20_1">
      <style:paragraph-properties fo:break-before="page"/>
      <style:text-properties fo:language="en" fo:country="US"/>
    </style:style>
    <style:style style:name="P17" style:family="paragraph" style:parent-style-name="Title">
      <style:text-properties fo:language="en" fo:country="US"/>
    </style:style>
    <style:style style:name="P18" style:family="paragraph" style:parent-style-name="Heading_20_2">
      <style:text-properties fo:language="en" fo:country="US"/>
    </style:style>
    <style:style style:name="T1" style:family="text">
      <style:text-properties style:font-name="inglese"/>
    </style:style>
    <style:style style:name="T2" style:family="text">
      <style:text-properties officeooo:rsid="00092b94"/>
    </style:style>
    <style:style style:name="T3" style:family="text">
      <style:text-properties officeooo:rsid="000b1a31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b1a31" style:font-size-asian="14pt" style:font-size-complex="14pt"/>
    </style:style>
    <style:style style:name="T6" style:family="text">
      <style:text-properties officeooo:rsid="000cde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sability evaluation</text:p>
      <text:p text:style-name="P1"/>
      <text:p text:style-name="P1">Members:</text:p>
      <text:list xml:id="list3730878352" text:style-name="L1">
        <text:list-item>
          <text:p text:style-name="P2">Alessandro Brucato </text:p>
        </text:list-item>
        <text:list-item>
          <text:p text:style-name="P2">Lorenzo Cannone</text:p>
        </text:list-item>
        <text:list-item>
          <text:p text:style-name="P2">Matteo Di Pierro <text:a xlink:type="simple" xlink:href="mailto:matteo.dipierro@mail.polimi.it" text:style-name="Internet_20_link" text:visited-style-name="Visited_20_Internet_20_Link">matteo.dipierro@mail.polimi.it</text:a></text:p>
        </text:list-item>
      </text:list>
      <text:p text:style-name="P1"/>
      <text:p text:style-name="P1">Delivery date:</text:p>
      <text:list xml:id="list2346474006" text:style-name="L2">
        <text:list-item>
          <text:p text:style-name="P3">16/05/2018</text:p>
        </text:list-item>
      </text:list>
      <text:p text:style-name="P1"/>
      <text:p text:style-name="P4">qua c’è da scrivere un abstract</text:p>
      <text:h text:style-name="P16" text:outline-level="1">Design and execution of the study</text:h>
      <text:p text:style-name="P5"/>
      <text:p text:style-name="P7">The usability evaluation method used is User Testing.</text:p>
      <text:p text:style-name="P7"/>
      <text:h text:style-name="P18" text:outline-level="2">Scenarios</text:h>
      <text:p text:style-name="P6"/>
      <text:h text:style-name="P18" text:outline-level="2">Users</text:h>
      <text:p text:style-name="P8"><text:span text:style-name="T2">T</text:span>o perform the tests we recruited five students near a study room, two of them are computer engineers, an electronic engineer, a physical engineer and an architect. </text:p>
      <text:p text:style-name="P8"/>
      <text:h text:style-name="P18" text:outline-level="2"><text:span text:style-name="T2">U</text:span>sability variables</text:h>
      <text:p text:style-name="P9"><text:span text:style-name="T4">Quantitative variables </text:span><text:span text:style-name="T5">(for each task):</text:span></text:p>
      <text:list xml:id="list3759296836" text:style-name="L3">
        <text:list-item>
          <text:p text:style-name="P10"><text:span text:style-name="T3">t</text:span>ime: time to complete the task</text:p>
        </text:list-item>
        <text:list-item>
          <text:p text:style-name="P10"><text:span text:style-name="T3">e</text:span>rrors: number of wrong click<text:span text:style-name="T3">s</text:span> wrt the best way to perform the task</text:p>
        </text:list-item>
        <text:list-item>
          <text:p text:style-name="P10">#clicks: <text:span text:style-name="T3">number of clicks used to reach the goal</text:span></text:p>
        </text:list-item>
      </text:list>
      <text:p text:style-name="P11"/>
      <text:p text:style-name="P14">Qualitative variables <text:span text:style-name="T3">(for the whole site)</text:span>:</text:p>
      <text:list xml:id="list3061924088" text:style-name="L4">
        <text:list-item>
          <text:p text:style-name="P12">look &amp; feel: evaluation of the global style (1 to 5)</text:p>
        </text:list-item>
        <text:list-item>
          <text:p text:style-name="P12">navigability: fluency in reaching the target (1 to 5)</text:p>
        </text:list-item>
        <text:list-item>
          <text:p text:style-name="P12">completness: how much the retrieved information fullfill<text:span text:style-name="T6">s</text:span> expectations (1 to 5)</text:p>
        </text:list-item>
      </text:list>
      <text:p text:style-name="P13"/>
      <text:h text:style-name="P18" text:outline-level="2"><text:span text:style-name="T6">H</text:span>ow the test was performed</text:h>
      <text:h text:style-name="Heading_20_3" text:outline-level="3">Tasks</text:h>
      <text:p text:style-name="P15">Task 1: try to make a donation</text:p>
      <text:p text:style-name="P15">Task 2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glese" svg:font-family="ingles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5:15:35.409278779</meta:creation-date>
    <meta:generator>LibreOffice/6.0.3.2$Linux_X86_64 LibreOffice_project/00m0$Build-2</meta:generator>
    <dc:date>2018-05-15T16:27:14.199994655</dc:date>
    <meta:editing-duration>PT8M24S</meta:editing-duration>
    <meta:editing-cycles>1</meta:editing-cycles>
    <meta:document-statistic meta:table-count="0" meta:image-count="0" meta:object-count="0" meta:page-count="2" meta:paragraph-count="26" meta:word-count="160" meta:character-count="939" meta:non-whitespace-character-count="812"/>
  </office:meta>
</office:document-meta>
</file>